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7">
      <style:paragraph-properties fo:margin-top="0cm" fo:margin-bottom="0cm" style:contextual-spacing="false"/>
    </style:style>
    <style:style style:name="P45" style:family="paragraph" style:parent-style-name="Text_20_body" style:list-style-name="L38"/>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1"/>
    <style:style style:name="P49" style:family="paragraph" style:parent-style-name="Text_20_body" style:list-style-name="L41">
      <style:paragraph-properties fo:margin-top="0cm" fo:margin-bottom="0cm" style:contextual-spacing="false"/>
    </style:style>
    <style:style style:name="P50" style:family="paragraph" style:parent-style-name="Text_20_body" style:list-style-name="L42"/>
    <style:style style:name="P51" style:family="paragraph" style:parent-style-name="Text_20_body" style:list-style-name="L43"/>
    <style:style style:name="P52" style:family="paragraph" style:parent-style-name="Text_20_body" style:list-style-name="L44"/>
    <style:style style:name="P53" style:family="paragraph" style:parent-style-name="Text_20_body" style:list-style-name="L4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Review the concepts below to prepare for the upcoming quiz.</text:p>
      <text:h text:style-name="Heading_20_2" text:outline-level="2">HTML Basics</text:h>
      <text:list xml:id="list1649583032" text:style-name="L1">
        <text:list-item>
          <text:p text:style-name="P3"><text:span text:style-name="Strong_20_Emphasis">Role of HTML</text:span>: HTML represents the content and structure of the web page.</text:p>
        </text:list-item>
        <text:list-item>
          <text:p text:style-name="P2"><text:span text:style-name="Strong_20_Emphasis">HTML Elements</text:span>: Elements are the building blocks for an HTML document. They represent headings, paragraphs, links, images and more. Most HTML elements consist of an opening tag (<text:span text:style-name="Source_20_Text">&lt;elementName&gt;</text:span>) and a closing tag (<text:span text:style-name="Source_20_Text">&lt;/elementName&gt;</text:span>).</text:p>
        </text:list-item>
      </text:list>
      <text:p text:style-name="Text_20_body">Here is the basic syntax:</text:p>
      <text:p text:style-name="P1"><text:span text:style-name="Source_20_Text">&lt;elementName&gt;Content goes here&lt;/elementName&gt;</text:span></text:p>
      <text:list xml:id="list3325677856" text:style-name="L2">
        <text:list-item>
          <text:p text:style-name="P4"><text:span text:style-name="Strong_20_Emphasis">Void Elements</text:span>: Void elements cannot have any content and only have a start tag. Examples include <text:span text:style-name="Source_20_Text">img</text:span> and <text:span text:style-name="Source_20_Text">meta</text:span> elements.</text:p>
        </text:list-item>
      </text:list>
      <text:p text:style-name="Preformatted_20_Text"><text:span text:style-name="Source_20_Text">&lt;img&gt;</text:span></text:p>
      <text:p text:style-name="P1"><text:span text:style-name="Source_20_Text">&lt;meta&gt;</text:span></text:p>
      <text:p text:style-name="Text_20_body">It is common to see some codebases that include a forward slash <text:span text:style-name="Source_20_Text">/</text:span> inside the void element. Both of these are acceptable:</text:p>
      <text:p text:style-name="Preformatted_20_Text"><text:span text:style-name="Source_20_Text">&lt;img&gt;</text:span></text:p>
      <text:p text:style-name="P1"><text:span text:style-name="Source_20_Text">&lt;img/&gt;</text:span></text:p>
      <text:list xml:id="list1600935085" text:style-name="L3">
        <text:list-item>
          <text:p text:style-name="P5"><text:span text:style-name="Strong_20_Emphasis">Attributes</text:span>: An attribute is a value placed inside the opening tag of an HTML element. Attributes provide additional information about the element or specify how the element should behave. Here is the basic syntax for an attribute:</text:p>
        </text:list-item>
      </text:list>
      <text:p text:style-name="P1"><text:span text:style-name="Source_20_Text">&lt;element attribute="value"&gt;&lt;/element&gt;</text:span></text:p>
      <text:p text:style-name="Text_20_body">A boolean attribute is an attribute that can either be present or absent in an HTML tag. If present, the value is true otherwise it is false. Examples of boolean attributes include <text:span text:style-name="Source_20_Text">disabled</text:span>, <text:span text:style-name="Source_20_Text">readonly</text:span>, and <text:span text:style-name="Source_20_Text">required</text:span>.</text:p>
      <text:list xml:id="list2765984798" text:style-name="L4">
        <text:list-item>
          <text:p text:style-name="P6"><text:span text:style-name="Strong_20_Emphasis">Comments</text:span>: Comments are used in programming to leave notes for yourself and other developers in your code. Here is the syntax for a comment in HTML:</text:p>
        </text:list-item>
      </text:list>
      <text:p text:style-name="P1"><text:span text:style-name="Source_20_Text">&lt;!--This is an HTML comment.--&gt;</text:span></text:p>
      <text:h text:style-name="Heading_20_2" text:outline-level="2">Common HTML elements</text:h>
      <text:list xml:id="list1350925713" text:style-name="L5">
        <text:list-item>
          <text:p text:style-name="P7"><text:span text:style-name="Strong_20_Emphasis">Heading Elements</text:span>: There are six heading elements in HTML. The <text:span text:style-name="Source_20_Text">h1</text:span> through <text:span text:style-name="Source_20_Text">h6</text:span> heading elements are used to signify the importance of content below them. The lower the number, the higher the importance, so <text:span text:style-name="Source_20_Text">h2</text:span> elements have less importance than <text:span text:style-name="Source_20_Text">h1</text:span> elements.</text:p>
        </text:list-item>
      </text:list>
      <text:p text:style-name="Preformatted_20_Text"><text:span text:style-name="Source_20_Text">&lt;h1&gt;most important heading element&lt;/h1&gt;</text:span></text:p>
      <text:p text:style-name="Preformatted_20_Text"><text:span text:style-name="Source_20_Text">&lt;h2&gt;second most important heading element&lt;/h2&gt;</text:span></text:p>
      <text:p text:style-name="Preformatted_20_Text"><text:span text:style-name="Source_20_Text">&lt;h3&gt;third most important heading element&lt;/h3&gt;</text:span></text:p>
      <text:p text:style-name="Preformatted_20_Text"><text:span text:style-name="Source_20_Text">&lt;h4&gt;fourth most important heading element&lt;/h4&gt;</text:span></text:p>
      <text:p text:style-name="Preformatted_20_Text"><text:span text:style-name="Source_20_Text">&lt;h5&gt;fifth most important heading element&lt;/h5&gt;</text:span></text:p>
      <text:p text:style-name="P1"><text:span text:style-name="Source_20_Text">&lt;h6&gt;least important heading element&lt;/h6&gt;</text:span></text:p>
      <text:list xml:id="list2346603517" text:style-name="L6">
        <text:list-item>
          <text:p text:style-name="P8"><text:span text:style-name="Strong_20_Emphasis">Paragraph Elements</text:span>: This is used for paragraphs on a web page.</text:p>
        </text:list-item>
      </text:list>
      <text:p text:style-name="P1"><text:soft-page-break/><text:span text:style-name="Source_20_Text">&lt;p&gt;This is a paragraph element.&lt;/p&gt;</text:span></text:p>
      <text:list xml:id="list3692756555" text:style-name="L7">
        <text:list-item>
          <text:p text:style-name="P9"><text:span text:style-name="Strong_20_Emphasis"><text:span text:style-name="Source_20_Text">img</text:span></text:span><text:span text:style-name="Strong_20_Emphasis"> Elements</text:span>: The <text:span text:style-name="Source_20_Text">img</text:span> element is used to add images to the web page. The <text:span text:style-name="Source_20_Text">src</text:span> attribute is used to specify the location for that image. For image elements, it's good practice to include another attribute called the <text:span text:style-name="Source_20_Text">alt</text:span> attribute. Here's an example of an <text:span text:style-name="Source_20_Text">img</text:span> element with the <text:span text:style-name="Source_20_Text">src</text:span> and <text:span text:style-name="Source_20_Text">alt</text:span> attributes:</text:p>
        </text:list-item>
      </text:list>
      <text:p text:style-name="P1"><text:span text:style-name="Source_20_Text">&lt;img src="https://cdn.freecodecamp.org/curriculum/cat-photo-app/lasagna.jpg" alt="A slice of lasagna on a plate."&gt;</text:span></text:p>
      <text:list xml:id="list4125866542" text:style-name="L8">
        <text:list-item>
          <text:p text:style-name="P10"><text:span text:style-name="Strong_20_Emphasis"><text:span text:style-name="Source_20_Text">body</text:span></text:span><text:span text:style-name="Strong_20_Emphasis"> Element</text:span>: This element is used to represent the content for the HTML document.</text:p>
        </text:list-item>
      </text:list>
      <text:p text:style-name="Preformatted_20_Text"><text:span text:style-name="Source_20_Text">&lt;body&gt;</text:span></text:p>
      <text:p text:style-name="Preformatted_20_Text"><text:span text:style-name="Source_20_Text"><text:s text:c="2"/>&lt;h1&gt;CatPhotoApp&lt;/h1&gt;</text:span></text:p>
      <text:p text:style-name="Preformatted_20_Text"><text:span text:style-name="Source_20_Text"><text:s text:c="2"/>&lt;p&gt;This is a paragraph element.&lt;/p&gt;</text:span></text:p>
      <text:p text:style-name="P1"><text:span text:style-name="Source_20_Text">&lt;/body&gt; <text:s text:c="3"/></text:span></text:p>
      <text:list xml:id="list2924120626" text:style-name="L9">
        <text:list-item>
          <text:p text:style-name="P11"><text:span text:style-name="Strong_20_Emphasis"><text:span text:style-name="Source_20_Text">section</text:span></text:span><text:span text:style-name="Strong_20_Emphasis"> Elements</text:span>: This element is used to divide up content into smaller sections.</text:p>
        </text:list-item>
      </text:list>
      <text:p text:style-name="Preformatted_20_Text"><text:span text:style-name="Source_20_Text">&lt;section&gt;</text:span></text:p>
      <text:p text:style-name="Preformatted_20_Text"><text:span text:style-name="Source_20_Text"><text:s text:c="2"/>&lt;h2&gt;About Me&lt;/h2&gt;</text:span></text:p>
      <text:p text:style-name="Preformatted_20_Text"><text:span text:style-name="Source_20_Text"><text:s text:c="2"/>&lt;p&gt;Hi, I am Jane Doe and I am a web developer.&lt;/p&gt;</text:span></text:p>
      <text:p text:style-name="P1"><text:span text:style-name="Source_20_Text">&lt;/section&gt;</text:span></text:p>
      <text:list xml:id="list889704447" text:style-name="L10">
        <text:list-item>
          <text:p text:style-name="P12"><text:span text:style-name="Strong_20_Emphasis"><text:span text:style-name="Source_20_Text">div</text:span></text:span><text:span text:style-name="Strong_20_Emphasis"> Elements</text:span>: This element is a generic HTML element that does not hold any semantic meaning. It is used as a generic container to hold other HTML elements.</text:p>
        </text:list-item>
      </text:list>
      <text:p text:style-name="Preformatted_20_Text"><text:span text:style-name="Source_20_Text">&lt;div&gt;</text:span></text:p>
      <text:p text:style-name="Preformatted_20_Text"><text:span text:style-name="Source_20_Text"><text:s text:c="2"/>&lt;h1&gt;I am a heading&lt;/h1&gt;</text:span></text:p>
      <text:p text:style-name="Preformatted_20_Text"><text:span text:style-name="Source_20_Text"><text:s text:c="2"/>&lt;p&gt;I am a paragraph&lt;/p&gt;</text:span></text:p>
      <text:p text:style-name="P1"><text:span text:style-name="Source_20_Text">&lt;/div&gt;</text:span></text:p>
      <text:list xml:id="list4045788744" text:style-name="L11">
        <text:list-item>
          <text:p text:style-name="P13"><text:span text:style-name="Strong_20_Emphasis">Anchor (</text:span><text:span text:style-name="Strong_20_Emphasis"><text:span text:style-name="Source_20_Text">a</text:span></text:span><text:span text:style-name="Strong_20_Emphasis">) Elements</text:span>: These elements are used to apply links to a web page. The <text:span text:style-name="Source_20_Text">href</text:span> attribute is used to specify where the link should go when the user clicks on it.</text:p>
        </text:list-item>
      </text:list>
      <text:p text:style-name="P1"><text:span text:style-name="Source_20_Text">&lt;a href="https://cdn.freecodecamp.org/curriculum/cat-photo-app/running-cats.jpg"&gt;cute cats&lt;/a&gt;</text:span></text:p>
      <text:list xml:id="list4226253529" text:style-name="L12">
        <text:list-item>
          <text:p text:style-name="P14"><text:span text:style-name="Strong_20_Emphasis">Unordered (</text:span><text:span text:style-name="Strong_20_Emphasis"><text:span text:style-name="Source_20_Text">ul</text:span></text:span><text:span text:style-name="Strong_20_Emphasis">) and Ordered (</text:span><text:span text:style-name="Strong_20_Emphasis"><text:span text:style-name="Source_20_Text">ol</text:span></text:span><text:span text:style-name="Strong_20_Emphasis">) List Elements</text:span>: To create a bulleted list of items you should use the <text:span text:style-name="Source_20_Text">ul</text:span> element with one or more <text:span text:style-name="Source_20_Text">li</text:span> elements nested inside like this:</text:p>
        </text:list-item>
      </text:list>
      <text:p text:style-name="Preformatted_20_Text"><text:span text:style-name="Source_20_Text">&lt;ul&gt;</text:span></text:p>
      <text:p text:style-name="Preformatted_20_Text"><text:span text:style-name="Source_20_Text"><text:s text:c="2"/>&lt;li&gt;catnip&lt;/li&gt;</text:span></text:p>
      <text:p text:style-name="Preformatted_20_Text"><text:span text:style-name="Source_20_Text"><text:s text:c="2"/>&lt;li&gt;laser pointers&lt;/li&gt;</text:span></text:p>
      <text:p text:style-name="Preformatted_20_Text"><text:span text:style-name="Source_20_Text"><text:s text:c="2"/>&lt;li&gt;lasagna&lt;/li&gt;</text:span></text:p>
      <text:p text:style-name="P1"><text:span text:style-name="Source_20_Text">&lt;/ul&gt;</text:span></text:p>
      <text:p text:style-name="Text_20_body">To create an ordered list of items you should use the <text:span text:style-name="Source_20_Text">ol</text:span> element:</text:p>
      <text:p text:style-name="Preformatted_20_Text"><text:span text:style-name="Source_20_Text">&lt;ol&gt;</text:span></text:p>
      <text:p text:style-name="Preformatted_20_Text"><text:span text:style-name="Source_20_Text"><text:s text:c="2"/>&lt;li&gt;flea treatment&lt;/li&gt;</text:span></text:p>
      <text:p text:style-name="Preformatted_20_Text"><text:span text:style-name="Source_20_Text"><text:s text:c="2"/>&lt;li&gt;thunder&lt;/li&gt;</text:span></text:p>
      <text:p text:style-name="Preformatted_20_Text"><text:span text:style-name="Source_20_Text"><text:s text:c="2"/>&lt;li&gt;other cats&lt;/li&gt;</text:span></text:p>
      <text:p text:style-name="P1"><text:span text:style-name="Source_20_Text">&lt;/ol&gt;</text:span></text:p>
      <text:list xml:id="list33683698" text:style-name="L13">
        <text:list-item>
          <text:p text:style-name="P15"><text:span text:style-name="Strong_20_Emphasis">Emphasis (</text:span><text:span text:style-name="Strong_20_Emphasis"><text:span text:style-name="Source_20_Text">em</text:span></text:span><text:span text:style-name="Strong_20_Emphasis">) Element</text:span>: This is used to place emphasis on a piece of text.</text:p>
        </text:list-item>
      </text:list>
      <text:p text:style-name="P1"><text:span text:style-name="Source_20_Text">&lt;p&gt;Cats &lt;em&gt;love&lt;/em&gt; lasagna.&lt;/p&gt; <text:s/></text:span></text:p>
      <text:list xml:id="list2044291727" text:style-name="L14">
        <text:list-item>
          <text:p text:style-name="P16"><text:soft-page-break/><text:span text:style-name="Strong_20_Emphasis">Strong Importance (</text:span><text:span text:style-name="Strong_20_Emphasis"><text:span text:style-name="Source_20_Text">strong</text:span></text:span><text:span text:style-name="Strong_20_Emphasis">) Element</text:span>: This element is used to place strong emphasis on text to indicate a sense of urgency and seriousness.</text:p>
        </text:list-item>
      </text:list>
      <text:p text:style-name="Preformatted_20_Text"><text:span text:style-name="Source_20_Text">&lt;p&gt;</text:span></text:p>
      <text:p text:style-name="Preformatted_20_Text"><text:span text:style-name="Source_20_Text"><text:s text:c="2"/>&lt;strong&gt;Important:&lt;/strong&gt; Before proceeding, make sure to wear your safety goggles. </text:span></text:p>
      <text:p text:style-name="P1"><text:span text:style-name="Source_20_Text">&lt;/p&gt;</text:span></text:p>
      <text:list xml:id="list1062964172" text:style-name="L15">
        <text:list-item>
          <text:p text:style-name="P17"><text:span text:style-name="Strong_20_Emphasis"><text:span text:style-name="Source_20_Text">figure</text:span></text:span><text:span text:style-name="Strong_20_Emphasis"> and </text:span><text:span text:style-name="Strong_20_Emphasis"><text:span text:style-name="Source_20_Text">figcaption</text:span></text:span><text:span text:style-name="Strong_20_Emphasis"> Elements</text:span>: The <text:span text:style-name="Source_20_Text">figure</text:span> element is used to group content like images and diagrams. The <text:span text:style-name="Source_20_Text">figcaption</text:span> element is used to represent a caption for that content inside the <text:span text:style-name="Source_20_Text">figure</text:span> element.</text:p>
        </text:list-item>
      </text:list>
      <text:p text:style-name="Preformatted_20_Text"><text:span text:style-name="Source_20_Text">&lt;figure&gt;</text:span></text:p>
      <text:p text:style-name="Preformatted_20_Text"><text:span text:style-name="Source_20_Text"><text:s text:c="2"/>&lt;img src="https://cdn.freecodecamp.org/curriculum/cat-photo-app/cats.jpg" alt="Five cats looking around a field."&gt;</text:span></text:p>
      <text:p text:style-name="Preformatted_20_Text"><text:span text:style-name="Source_20_Text"><text:s text:c="2"/>&lt;figcaption&gt;Cats &lt;strong&gt;hate&lt;/strong&gt; other cats.&lt;/figcaption&gt; <text:s/></text:span></text:p>
      <text:p text:style-name="P1"><text:span text:style-name="Source_20_Text">&lt;/figure&gt;</text:span></text:p>
      <text:list xml:id="list2381301079" text:style-name="L16">
        <text:list-item>
          <text:p text:style-name="P19"><text:span text:style-name="Strong_20_Emphasis"><text:span text:style-name="Source_20_Text">main</text:span></text:span><text:span text:style-name="Strong_20_Emphasis"> Element</text:span>: This element is used to represent the main content for a web page.</text:p>
        </text:list-item>
        <text:list-item>
          <text:p text:style-name="P18"><text:span text:style-name="Strong_20_Emphasis"><text:span text:style-name="Source_20_Text">footer</text:span></text:span><text:span text:style-name="Strong_20_Emphasis"> Element</text:span>: This element is placed at the bottom of the HTML document and usually contains copyright information and other important page links.</text:p>
        </text:list-item>
      </text:list>
      <text:p text:style-name="Preformatted_20_Text"><text:span text:style-name="Source_20_Text">&lt;footer&gt;</text:span></text:p>
      <text:p text:style-name="Preformatted_20_Text"><text:span text:style-name="Source_20_Text"><text:s text:c="2"/>&lt;p&gt;</text:span></text:p>
      <text:p text:style-name="Preformatted_20_Text"><text:span text:style-name="Source_20_Text"><text:s text:c="4"/>No Copyright - &lt;a href="https://www.freecodecamp.org"&gt;freeCodeCamp.org&lt;/a&gt;</text:span></text:p>
      <text:p text:style-name="Preformatted_20_Text"><text:span text:style-name="Source_20_Text"><text:s text:c="2"/>&lt;/p&gt;</text:span></text:p>
      <text:p text:style-name="P1"><text:span text:style-name="Source_20_Text">&lt;/footer&gt;</text:span></text:p>
      <text:h text:style-name="Heading_20_2" text:outline-level="2">Identifiers and Grouping</text:h>
      <text:list xml:id="list1182106803" text:style-name="L17">
        <text:list-item>
          <text:p text:style-name="P20"><text:span text:style-name="Strong_20_Emphasis">IDs</text:span>: Unique element identifiers for HTML elements. ID names should only be used once per HTML document.</text:p>
        </text:list-item>
      </text:list>
      <text:p text:style-name="P1"><text:span text:style-name="Source_20_Text">&lt;h1 id="title"&gt;Movie Review Page&lt;/h1&gt;</text:span></text:p>
      <text:p text:style-name="Text_20_body">ID names cannot have spaces. If your ID name contains multiple words then you can use dashes between the words like this:</text:p>
      <text:p text:style-name="P1"><text:span text:style-name="Source_20_Text">&lt;div id="red-box"&gt;&lt;/div&gt;</text:span></text:p>
      <text:list xml:id="list12426979" text:style-name="L18">
        <text:list-item>
          <text:p text:style-name="P21"><text:span text:style-name="Strong_20_Emphasis">Classes</text:span>: Classes are used to group elements for styling and behavior.</text:p>
        </text:list-item>
      </text:list>
      <text:p text:style-name="P1"><text:span text:style-name="Source_20_Text">&lt;div class="box"&gt;&lt;/div&gt;</text:span></text:p>
      <text:p text:style-name="Text_20_body">Unlike IDs, you can reuse the same class name throughout the HTML document. The <text:span text:style-name="Source_20_Text">class</text:span> value can also have spaces like this:</text:p>
      <text:p text:style-name="Preformatted_20_Text"><text:span text:style-name="Source_20_Text">&lt;div class="box red-box"&gt;&lt;/div&gt;</text:span></text:p>
      <text:p text:style-name="P1"><text:span text:style-name="Source_20_Text">&lt;div class="box blue-box"&gt;&lt;/div&gt;</text:span></text:p>
      <text:h text:style-name="Heading_20_2" text:outline-level="2"><text:soft-page-break/>Special Characters and Linking</text:h>
      <text:list xml:id="list2768697084" text:style-name="L19">
        <text:list-item>
          <text:p text:style-name="P22"><text:span text:style-name="Strong_20_Emphasis">HTML entities</text:span>: An HTML entity, or character reference, is a set of characters used to represent a reserved character in HTML. Examples include the ampersand (<text:span text:style-name="Source_20_Text">&amp;amp;</text:span>) symbol and the less than symbol (<text:span text:style-name="Source_20_Text">&amp;lt;</text:span>).</text:p>
        </text:list-item>
      </text:list>
      <text:p text:style-name="P1"><text:span text:style-name="Source_20_Text">&lt;p&gt;This is an &amp;lt;img /&amp;gt; element&lt;/p&gt;</text:span></text:p>
      <text:list xml:id="list763783205" text:style-name="L20">
        <text:list-item>
          <text:p text:style-name="P23"><text:span text:style-name="Strong_20_Emphasis"><text:span text:style-name="Source_20_Text">link</text:span></text:span><text:span text:style-name="Strong_20_Emphasis"> Element</text:span>: This element is used to link to external resources like stylesheets and site icons. Here is the basic syntax for using the <text:span text:style-name="Source_20_Text">link</text:span> element for an external CSS file:</text:p>
        </text:list-item>
      </text:list>
      <text:p text:style-name="P1"><text:span text:style-name="Source_20_Text">&lt;link rel="stylesheet" href="./styles.css" /&gt;</text:span></text:p>
      <text:p text:style-name="Text_20_body">The <text:span text:style-name="Source_20_Text">rel</text:span> attribute is used to specify the relationship between the linked resource and the HTML document. The <text:span text:style-name="Source_20_Text">href</text:span> attribute is used to specify the location of the URL for the external resource.</text:p>
      <text:list xml:id="list3455424915" text:style-name="L21">
        <text:list-item>
          <text:p text:style-name="P24"><text:span text:style-name="Strong_20_Emphasis"><text:span text:style-name="Source_20_Text">script</text:span></text:span><text:span text:style-name="Strong_20_Emphasis"> Element</text:span>: This element is used to embed executable code.</text:p>
        </text:list-item>
      </text:list>
      <text:p text:style-name="Preformatted_20_Text"><text:span text:style-name="Source_20_Text">&lt;body&gt;</text:span></text:p>
      <text:p text:style-name="Preformatted_20_Text"><text:span text:style-name="Source_20_Text"><text:s text:c="2"/>&lt;script&gt;</text:span></text:p>
      <text:p text:style-name="Preformatted_20_Text"><text:span text:style-name="Source_20_Text"><text:s text:c="4"/>alert("Welcome to freeCodeCamp");</text:span></text:p>
      <text:p text:style-name="Preformatted_20_Text"><text:span text:style-name="Source_20_Text"><text:s text:c="2"/>&lt;/script&gt;</text:span></text:p>
      <text:p text:style-name="P1"><text:span text:style-name="Source_20_Text">&lt;/body&gt;</text:span></text:p>
      <text:p text:style-name="Text_20_body">While you can technically write all of your JavaScript code inside the <text:span text:style-name="Source_20_Text">script</text:span> tags, it is considered best practice to link to an external JavaScript file instead. Here is an example of using the <text:span text:style-name="Source_20_Text">script</text:span> element to link to an external JavaScript file:</text:p>
      <text:p text:style-name="P1"><text:span text:style-name="Source_20_Text">&lt;script src="path-to-javascript-file.js"&gt;&lt;/script&gt;</text:span></text:p>
      <text:p text:style-name="Text_20_body">The <text:span text:style-name="Source_20_Text">src</text:span> attribute is used here to specify the location for that external JavaScript file.</text:p>
      <text:h text:style-name="Heading_20_2" text:outline-level="2">Boilerplate and Encoding</text:h>
      <text:list xml:id="list1192510563" text:style-name="L22">
        <text:list-item>
          <text:p text:style-name="P25"><text:span text:style-name="Strong_20_Emphasis">HTML boilerplate</text:span>: This is a boilerplate that includes the basic structure and essential elements every HTML document needs.</text:p>
        </text:list-item>
      </text:list>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text:s text:c="2"/>&lt;head&gt;</text:span></text:p>
      <text:p text:style-name="Preformatted_20_Text"><text:span text:style-name="Source_20_Text"><text:s text:c="4"/>&lt;meta charset="utf-8" /&gt;</text:span></text:p>
      <text:p text:style-name="Preformatted_20_Text"><text:span text:style-name="Source_20_Text"><text:s text:c="4"/>&lt;title&gt;freeCodeCamp&lt;/title&gt;</text:span></text:p>
      <text:p text:style-name="Preformatted_20_Text"><text:span text:style-name="Source_20_Text"><text:s text:c="4"/>&lt;link rel="stylesheet" href="./styles.css" /&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eadings, paragraphs, images, etc. go inside here--&gt;</text:span></text:p>
      <text:p text:style-name="Preformatted_20_Text"><text:span text:style-name="Source_20_Text"><text:s text:c="2"/>&lt;/body&gt;</text:span></text:p>
      <text:p text:style-name="P1"><text:span text:style-name="Source_20_Text">&lt;/html&gt;</text:span></text:p>
      <text:list xml:id="list3041142700" text:style-name="L23">
        <text:list-item>
          <text:p text:style-name="P27"><text:span text:style-name="Strong_20_Emphasis"><text:span text:style-name="Source_20_Text">DOCTYPE</text:span></text:span>: This is used to tell browsers which version of HTML you're using.</text:p>
        </text:list-item>
        <text:list-item>
          <text:p text:style-name="P27"><text:span text:style-name="Strong_20_Emphasis"><text:span text:style-name="Source_20_Text">html</text:span></text:span><text:span text:style-name="Strong_20_Emphasis"> Element</text:span>: This represents the top level element or the root of an HTML document. To specify the language for the document, you should use the <text:span text:style-name="Source_20_Text">lang</text:span> attribute.</text:p>
        </text:list-item>
        <text:list-item>
          <text:p text:style-name="P27"><text:span text:style-name="Strong_20_Emphasis"><text:span text:style-name="Source_20_Text">head</text:span></text:span><text:span text:style-name="Strong_20_Emphasis"> Element</text:span>: The <text:span text:style-name="Source_20_Text">head</text:span> section contains important meta data which is behind-the-scenes information needed for browsers and search engines.</text:p>
        </text:list-item>
        <text:list-item>
          <text:p text:style-name="P27"><text:soft-page-break/><text:span text:style-name="Strong_20_Emphasis"><text:span text:style-name="Source_20_Text">meta</text:span></text:span><text:span text:style-name="Strong_20_Emphasis"> Elements</text:span>: These elements represent your site's metadata. These element have details about things like character encoding, and how websites like Twitter should preview your page's link and more.</text:p>
        </text:list-item>
        <text:list-item>
          <text:p text:style-name="P27"><text:span text:style-name="Strong_20_Emphasis"><text:span text:style-name="Source_20_Text">title</text:span></text:span><text:span text:style-name="Strong_20_Emphasis"> Element</text:span>: This element is used to set the text that appears in the browser tab or window.</text:p>
        </text:list-item>
        <text:list-item>
          <text:p text:style-name="P26"><text:span text:style-name="Strong_20_Emphasis">UTF-8 character encoding</text:span>: UTF-8, or UCS Transformation Format 8, is a standardized character encoding widely used on the web. Character encoding is the method computers use to store characters as data. The <text:span text:style-name="Source_20_Text">charset</text:span> attribute is used inside of a <text:span text:style-name="Source_20_Text">meta</text:span> element to set the character encoding to UTF-8.</text:p>
        </text:list-item>
      </text:list>
      <text:h text:style-name="Heading_20_2" text:outline-level="2">SEO and Social Sharing</text:h>
      <text:list xml:id="list1676408650" text:style-name="L24">
        <text:list-item>
          <text:p text:style-name="P29"><text:span text:style-name="Strong_20_Emphasis">SEO</text:span>: Search Engine Optimization is a practice that optimizes web pages so they become more visible and rank higher on search engines.</text:p>
        </text:list-item>
        <text:list-item>
          <text:p text:style-name="P28"><text:span text:style-name="Strong_20_Emphasis">Meta (</text:span><text:span text:style-name="Strong_20_Emphasis"><text:span text:style-name="Source_20_Text">description</text:span></text:span><text:span text:style-name="Strong_20_Emphasis">) Element</text:span>: This is used to provide a short description for the web page and impacting SEO.</text:p>
        </text:list-item>
      </text:list>
      <text:p text:style-name="Preformatted_20_Text"><text:span text:style-name="Source_20_Text">&lt;meta</text:span></text:p>
      <text:p text:style-name="Preformatted_20_Text"><text:span text:style-name="Source_20_Text"><text:s text:c="2"/>name="description"</text:span></text:p>
      <text:p text:style-name="Preformatted_20_Text"><text:span text:style-name="Source_20_Text"><text:s text:c="2"/>content="Discover expert tips and techniques for gardening in small spaces, choosing the right plants, and maintaining a thriving garden."</text:span></text:p>
      <text:p text:style-name="P1"><text:span text:style-name="Source_20_Text">/&gt;</text:span></text:p>
      <text:list xml:id="list2899873616" text:style-name="L25">
        <text:list-item>
          <text:p text:style-name="P30"><text:span text:style-name="Strong_20_Emphasis">Open Graph tags</text:span>: The open graph protocol enables you to control how your website's content appears across various social media platforms, such as Facebook, LinkedIn, and many more.</text:p>
        </text:list-item>
      </text:list>
      <text:p text:style-name="Text_20_body">By setting these open graph properties, you can entice users to want to click and engage with your content. You can set these properties through a collection of <text:span text:style-name="Source_20_Text">meta</text:span> elements inside your HTML <text:span text:style-name="Source_20_Text">head</text:span> section.</text:p>
      <text:list xml:id="list3875492987" text:style-name="L26">
        <text:list-item>
          <text:p text:style-name="P31"><text:span text:style-name="Strong_20_Emphasis"><text:span text:style-name="Source_20_Text">og:title</text:span></text:span><text:span text:style-name="Strong_20_Emphasis"> Property</text:span>: This is used to set the title that displays for social media posts.</text:p>
        </text:list-item>
      </text:list>
      <text:p text:style-name="P1"><text:span text:style-name="Source_20_Text">&lt;meta content="freeCodeCamp.org" property="og:title" /&gt;</text:span></text:p>
      <text:list xml:id="list3344020024" text:style-name="L27">
        <text:list-item>
          <text:p text:style-name="P32"><text:span text:style-name="Strong_20_Emphasis"><text:span text:style-name="Source_20_Text">og:type</text:span></text:span><text:span text:style-name="Strong_20_Emphasis"> Property</text:span>: The <text:span text:style-name="Source_20_Text">type</text:span> property is used to represent the type of content being shared on social media. Examples of this content include articles, websites, videos, or music.</text:p>
        </text:list-item>
      </text:list>
      <text:p text:style-name="P1"><text:span text:style-name="Source_20_Text">&lt;meta property="og:type" content="website" /&gt;</text:span></text:p>
      <text:list xml:id="list1800744493" text:style-name="L28">
        <text:list-item>
          <text:p text:style-name="P33"><text:span text:style-name="Strong_20_Emphasis"><text:span text:style-name="Source_20_Text">og:image</text:span></text:span><text:span text:style-name="Strong_20_Emphasis"> Property</text:span>: This is used to set the image shown for social media posts.</text:p>
        </text:list-item>
      </text:list>
      <text:p text:style-name="Preformatted_20_Text"><text:span text:style-name="Source_20_Text">&lt;meta</text:span></text:p>
      <text:p text:style-name="Preformatted_20_Text"><text:span text:style-name="Source_20_Text"><text:s text:c="2"/>content="https://cdn.freecodecamp.org/platform/universal/fcc_meta_1920X1080-indigo.png"</text:span></text:p>
      <text:p text:style-name="Preformatted_20_Text"><text:span text:style-name="Source_20_Text"><text:s text:c="2"/>property="og:image"</text:span></text:p>
      <text:p text:style-name="P1"><text:span text:style-name="Source_20_Text">/&gt;</text:span></text:p>
      <text:list xml:id="list3419909179" text:style-name="L29">
        <text:list-item>
          <text:p text:style-name="P34"><text:span text:style-name="Strong_20_Emphasis"><text:span text:style-name="Source_20_Text">og:url</text:span></text:span><text:span text:style-name="Strong_20_Emphasis"> Property</text:span>: This is used to set the URL that users will click on for the social media posts.</text:p>
        </text:list-item>
      </text:list>
      <text:p text:style-name="P1"><text:span text:style-name="Source_20_Text">&lt;meta property="og:url" content="https://www.freecodecamp.org" /&gt;</text:span></text:p>
      <text:h text:style-name="Heading_20_2" text:outline-level="2"><text:soft-page-break/>Media Elements and Optimization</text:h>
      <text:list xml:id="list3994723534" text:style-name="L30">
        <text:list-item>
          <text:p text:style-name="P35"><text:span text:style-name="Strong_20_Emphasis">Replaced elements</text:span>: A replaced element is an element whose content is determined by an external resource rather than by CSS itself. An example would be an <text:span text:style-name="Source_20_Text">iframe</text:span> element. <text:span text:style-name="Source_20_Text">iframe</text:span> stands for inline frame. It's an inline element used to embed other HTML content directly within the HTML page.</text:p>
        </text:list-item>
      </text:list>
      <text:p text:style-name="P1"><text:span text:style-name="Source_20_Text">&lt;iframe src="https://www.example.com" title="Example Site"&gt;&lt;/iframe&gt;</text:span></text:p>
      <text:p text:style-name="Text_20_body">You can include the <text:span text:style-name="Source_20_Text">allowfullscreen</text:span> attribute which allows the user to display the iframe in full screen mode.</text:p>
      <text:p text:style-name="Preformatted_20_Text"><text:span text:style-name="Source_20_Text">&lt;iframe</text:span></text:p>
      <text:p text:style-name="Preformatted_20_Text"><text:span text:style-name="Source_20_Text"><text:s text:c="2"/>src="video-url"</text:span></text:p>
      <text:p text:style-name="Preformatted_20_Text"><text:span text:style-name="Source_20_Text"><text:s text:c="2"/>width="width-value"</text:span></text:p>
      <text:p text:style-name="Preformatted_20_Text"><text:span text:style-name="Source_20_Text"><text:s text:c="2"/>height="height-value"</text:span></text:p>
      <text:p text:style-name="Preformatted_20_Text"><text:span text:style-name="Source_20_Text"><text:s text:c="2"/>allowfullscreen</text:span></text:p>
      <text:p text:style-name="P1"><text:span text:style-name="Source_20_Text">&gt;&lt;/iframe&gt;</text:span></text:p>
      <text:p text:style-name="Text_20_body">To embed a video within an <text:span text:style-name="Source_20_Text">iframe</text:span> you can copy it directly from popular video services like YouTube and Vimeo, or define it yourself with the <text:span text:style-name="Source_20_Text">src</text:span> attribute pointing to the URL of that video. Here's an example of embedding a popular freeCodeCamp course from YouTube:</text:p>
      <text:p text:style-name="Preformatted_20_Text"><text:span text:style-name="Source_20_Text">&lt;h1&gt;A freeCodeCamp YouTube Video Embedded with the iframe Element&lt;/h1&gt;</text:span></text:p>
      <text:p text:style-name="Preformatted_20_Text"/>
      <text:p text:style-name="Preformatted_20_Text"><text:span text:style-name="Source_20_Text">&lt;iframe</text:span></text:p>
      <text:p text:style-name="Preformatted_20_Text"><text:span text:style-name="Source_20_Text"><text:s text:c="2"/>width="560"</text:span></text:p>
      <text:p text:style-name="Preformatted_20_Text"><text:span text:style-name="Source_20_Text"><text:s text:c="2"/>height="315"</text:span></text:p>
      <text:p text:style-name="Preformatted_20_Text"><text:span text:style-name="Source_20_Text"><text:s text:c="2"/>src="https://www.youtube.com/embed/PkZNo7MFNFg?si=-UBVIUNM3csdeiWF"</text:span></text:p>
      <text:p text:style-name="Preformatted_20_Text"><text:span text:style-name="Source_20_Text"><text:s text:c="2"/>title="YouTube video player"</text:span></text:p>
      <text:p text:style-name="Preformatted_20_Text"><text:span text:style-name="Source_20_Text"><text:s text:c="2"/>allow="accelerometer; autoplay; clipboard-write; encrypted-media; gyroscope; picture-in-picture; web-share"</text:span></text:p>
      <text:p text:style-name="Preformatted_20_Text"><text:span text:style-name="Source_20_Text"><text:s text:c="2"/>referrerpolicy="strict-origin-when-cross-origin"</text:span></text:p>
      <text:p text:style-name="Preformatted_20_Text"><text:span text:style-name="Source_20_Text"><text:s text:c="2"/>allowfullscreen</text:span></text:p>
      <text:p text:style-name="P1"><text:span text:style-name="Source_20_Text">&gt;&lt;/iframe&gt;</text:span></text:p>
      <text:p text:style-name="Text_20_body">There are some other replaced elements, such as <text:span text:style-name="Source_20_Text">video</text:span>, and <text:span text:style-name="Source_20_Text">embed</text:span>. And some elements behave as replaced elements under specific circumstances. Here's an example of an <text:span text:style-name="Source_20_Text">input</text:span> element with the <text:span text:style-name="Source_20_Text">type</text:span> attribute set to <text:span text:style-name="Source_20_Text">image</text:span>:</text:p>
      <text:p text:style-name="P1"><text:span text:style-name="Source_20_Text">&lt;input type="image" alt="Descriptive text goes here" src="example-img-url"&gt;</text:span></text:p>
      <text:list xml:id="list1761991683" text:style-name="L31">
        <text:list-item>
          <text:p text:style-name="P37"><text:span text:style-name="Strong_20_Emphasis">Optimizing media</text:span>: There are three tools to consider when using media, such as images, on your web pages: the size, the format, and the compression. A compression algorithm is used to reduce the size for files or data.</text:p>
        </text:list-item>
        <text:list-item>
          <text:p text:style-name="P37"><text:span text:style-name="Strong_20_Emphasis">Image formats</text:span>: Two of the most common file formats are PNG and JPG, but these are no longer the most ideal formats for serving images. Unless you need support for older browsers, you should consider using a more optimized format, like WEBP or AVIF.</text:p>
        </text:list-item>
        <text:list-item>
          <text:p text:style-name="P37"><text:span text:style-name="Strong_20_Emphasis">Image licenses</text:span>: An image under the public domain has no copyright attached to it and is free to be used without any restrictions. Images licensed specifically under the Creative Commons 0 license are considered public domain. Some images might be released under a permissive license, like a Creative Commons license, or the BSD license that freeCodeCamp uses.</text:p>
        </text:list-item>
        <text:list-item>
          <text:p text:style-name="P36"><text:soft-page-break/><text:span text:style-name="Strong_20_Emphasis">SVGs</text:span>: Scalable Vector Graphics track data based on paths and equations to plot points, lines, and curves. What this really means is that a vector graphic, like an SVG, can be scaled to any size without impacting the quality.</text:p>
        </text:list-item>
      </text:list>
      <text:h text:style-name="Heading_20_2" text:outline-level="2">Multimedia Integration</text:h>
      <text:list xml:id="list2562547051" text:style-name="L32">
        <text:list-item>
          <text:p text:style-name="P38"><text:span text:style-name="Strong_20_Emphasis"><text:span text:style-name="Source_20_Text">audio</text:span></text:span><text:span text:style-name="Strong_20_Emphasis"> and </text:span><text:span text:style-name="Strong_20_Emphasis"><text:span text:style-name="Source_20_Text">video</text:span></text:span><text:span text:style-name="Strong_20_Emphasis"> Elements</text:span>: The <text:span text:style-name="Source_20_Text">audio</text:span> and <text:span text:style-name="Source_20_Text">video</text:span> elements allow you to add sound and video content to your HTML documents. The <text:span text:style-name="Source_20_Text">audio</text:span> element supports popular audio formats like mp3, wav, and ogg. The <text:span text:style-name="Source_20_Text">video</text:span> element supports mp4, ogg, and webm formats.</text:p>
        </text:list-item>
      </text:list>
      <text:p text:style-name="P1"><text:span text:style-name="Source_20_Text">&lt;audio src="CrystalizeThatInnerChild.mp3"&gt;&lt;/audio&gt;</text:span></text:p>
      <text:p text:style-name="Text_20_body">If you want to see the audio player on the page, then you can add the <text:span text:style-name="Source_20_Text">audio</text:span> element with the <text:span text:style-name="Source_20_Text">controls</text:span> attribute:</text:p>
      <text:p text:style-name="P1"><text:span text:style-name="Source_20_Text">&lt;audio src="CrystalizeThatInnerChild.mp3" controls&gt;&lt;/audio&gt;</text:span></text:p>
      <text:p text:style-name="Text_20_body">The <text:span text:style-name="Source_20_Text">controls</text:span> attribute enables users to manage audio playback, including adjusting volume, and pausing, or resuming playback. The <text:span text:style-name="Source_20_Text">controls</text:span> attribute is a boolean attribute that can be added to an element to enable built-in playback controls. If omitted, no controls will be shown.</text:p>
      <text:list xml:id="list201435547" text:style-name="L33">
        <text:list-item>
          <text:p text:style-name="P39"><text:span text:style-name="Strong_20_Emphasis"><text:span text:style-name="Source_20_Text">loop</text:span></text:span><text:span text:style-name="Strong_20_Emphasis"> Attribute</text:span>: The <text:span text:style-name="Source_20_Text">loop</text:span> attribute is a boolean attribute that makes the audio replay continuously.</text:p>
        </text:list-item>
      </text:list>
      <text:p text:style-name="Preformatted_20_Text"><text:span text:style-name="Source_20_Text">&lt;audio</text:span></text:p>
      <text:p text:style-name="Preformatted_20_Text"><text:span text:style-name="Source_20_Text"><text:s text:c="2"/>src="https://cdn.freecodecamp.org/curriculum/js-music-player/can't-stay-down.mp3"</text:span></text:p>
      <text:p text:style-name="Preformatted_20_Text"><text:span text:style-name="Source_20_Text"><text:s text:c="2"/>loop</text:span></text:p>
      <text:p text:style-name="Preformatted_20_Text"><text:span text:style-name="Source_20_Text"><text:s text:c="2"/>controls</text:span></text:p>
      <text:p text:style-name="P1"><text:span text:style-name="Source_20_Text">&gt;&lt;/audio&gt;</text:span></text:p>
      <text:list xml:id="list1784890105" text:style-name="L34">
        <text:list-item>
          <text:p text:style-name="P40"><text:span text:style-name="Strong_20_Emphasis"><text:span text:style-name="Source_20_Text">muted</text:span></text:span><text:span text:style-name="Strong_20_Emphasis"> Attribute</text:span>: When present in the <text:span text:style-name="Source_20_Text">audio</text:span> element, the <text:span text:style-name="Source_20_Text">muted</text:span> boolean attribute will start the audio in a muted state.</text:p>
        </text:list-item>
      </text:list>
      <text:p text:style-name="Preformatted_20_Text"><text:span text:style-name="Source_20_Text">&lt;audio</text:span></text:p>
      <text:p text:style-name="Preformatted_20_Text"><text:span text:style-name="Source_20_Text"><text:s text:c="2"/>src="https://cdn.freecodecamp.org/curriculum/js-music-player/can't-stay-down.mp3"</text:span></text:p>
      <text:p text:style-name="Preformatted_20_Text"><text:span text:style-name="Source_20_Text"><text:s text:c="2"/>loop</text:span></text:p>
      <text:p text:style-name="Preformatted_20_Text"><text:span text:style-name="Source_20_Text"><text:s text:c="2"/>controls</text:span></text:p>
      <text:p text:style-name="Preformatted_20_Text"><text:span text:style-name="Source_20_Text"><text:s text:c="2"/>muted</text:span></text:p>
      <text:p text:style-name="P1"><text:span text:style-name="Source_20_Text">&gt;&lt;/audio&gt;</text:span></text:p>
      <text:list xml:id="list3794141832" text:style-name="L35">
        <text:list-item>
          <text:p text:style-name="P41"><text:span text:style-name="Strong_20_Emphasis"><text:span text:style-name="Source_20_Text">source</text:span></text:span><text:span text:style-name="Strong_20_Emphasis"> Element</text:span>: When it comes to audio file types, there are differences in which browsers support which type. To accommodate this, you can use <text:span text:style-name="Source_20_Text">source</text:span> elements inside the <text:span text:style-name="Source_20_Text">audio</text:span> element and the browser will select the first source that it understands. Here's an example of using multiple <text:span text:style-name="Source_20_Text">source</text:span> elements for an <text:span text:style-name="Source_20_Text">audio</text:span> element:</text:p>
        </text:list-item>
      </text:list>
      <text:p text:style-name="Preformatted_20_Text"><text:span text:style-name="Source_20_Text">&lt;audio controls&gt;</text:span></text:p>
      <text:p text:style-name="Preformatted_20_Text"><text:span text:style-name="Source_20_Text"><text:s text:c="2"/>&lt;source src="audio.ogg" type="audio/ogg" /&gt;</text:span></text:p>
      <text:p text:style-name="Preformatted_20_Text"><text:span text:style-name="Source_20_Text"><text:s text:c="2"/>&lt;source src="audio.wav" type="audio/wav" /&gt;</text:span></text:p>
      <text:p text:style-name="Preformatted_20_Text"><text:span text:style-name="Source_20_Text"><text:s text:c="2"/>&lt;source src="audio.mp3" type="audio/mpeg" /&gt;</text:span></text:p>
      <text:p text:style-name="P1"><text:span text:style-name="Source_20_Text">&lt;/audio&gt;</text:span></text:p>
      <text:p text:style-name="Text_20_body"><text:soft-page-break/>All the attributes we have learned so far are also supported in the <text:span text:style-name="Source_20_Text">video</text:span> element. Here's an example of using a <text:span text:style-name="Source_20_Text">video</text:span> element with the <text:span text:style-name="Source_20_Text">loop</text:span>, <text:span text:style-name="Source_20_Text">controls</text:span>, and <text:span text:style-name="Source_20_Text">muted</text:span> attributes:</text:p>
      <text:p text:style-name="Preformatted_20_Text"><text:span text:style-name="Source_20_Text">&lt;video</text:span></text:p>
      <text:p text:style-name="Preformatted_20_Text"><text:span text:style-name="Source_20_Text"><text:s text:c="2"/>src="https://archive.org/download/BigBuckBunny_124/Content/big_buck_bunny_720p_surround.mp4"</text:span></text:p>
      <text:p text:style-name="Preformatted_20_Text"><text:span text:style-name="Source_20_Text"><text:s text:c="2"/>loop</text:span></text:p>
      <text:p text:style-name="Preformatted_20_Text"><text:span text:style-name="Source_20_Text"><text:s text:c="2"/>controls</text:span></text:p>
      <text:p text:style-name="Preformatted_20_Text"><text:span text:style-name="Source_20_Text"><text:s text:c="2"/>muted</text:span></text:p>
      <text:p text:style-name="P1"><text:span text:style-name="Source_20_Text">&gt;&lt;/video&gt;</text:span></text:p>
      <text:list xml:id="list3502299451" text:style-name="L36">
        <text:list-item>
          <text:p text:style-name="P42"><text:span text:style-name="Strong_20_Emphasis"><text:span text:style-name="Source_20_Text">poster</text:span></text:span><text:span text:style-name="Strong_20_Emphasis"> Attribute</text:span>: If you wanted to display an image while the video is downloading, you can use the <text:span text:style-name="Source_20_Text">poster</text:span> attribute. This attribute is not available for <text:span text:style-name="Source_20_Text">audio</text:span> elements and is unique to the <text:span text:style-name="Source_20_Text">video</text:span> element.</text:p>
        </text:list-item>
      </text:list>
      <text:p text:style-name="Preformatted_20_Text"><text:span text:style-name="Source_20_Text">&lt;video</text:span></text:p>
      <text:p text:style-name="Preformatted_20_Text"><text:span text:style-name="Source_20_Text"><text:s text:c="2"/>src="https://archive.org/download/BigBuckBunny_124/Content/big_buck_bunny_720p_surround.mp4"</text:span></text:p>
      <text:p text:style-name="Preformatted_20_Text"><text:span text:style-name="Source_20_Text"><text:s text:c="2"/>loop</text:span></text:p>
      <text:p text:style-name="Preformatted_20_Text"><text:span text:style-name="Source_20_Text"><text:s text:c="2"/>controls</text:span></text:p>
      <text:p text:style-name="Preformatted_20_Text"><text:span text:style-name="Source_20_Text"><text:s text:c="2"/>muted</text:span></text:p>
      <text:p text:style-name="Preformatted_20_Text"><text:span text:style-name="Source_20_Text"><text:s text:c="2"/>poster="https://peach.blender.org/wp-content/uploads/title_anouncement.jpg?x11217"</text:span></text:p>
      <text:p text:style-name="Preformatted_20_Text"><text:span text:style-name="Source_20_Text"><text:s text:c="2"/>width="620"</text:span></text:p>
      <text:p text:style-name="P1"><text:span text:style-name="Source_20_Text">&gt;&lt;/video&gt;</text:span></text:p>
      <text:h text:style-name="Heading_20_2" text:outline-level="2">Target attribute types</text:h>
      <text:list xml:id="list1035185382" text:style-name="L37">
        <text:list-item>
          <text:p text:style-name="P44"><text:span text:style-name="Strong_20_Emphasis"><text:span text:style-name="Source_20_Text">target</text:span></text:span><text:span text:style-name="Strong_20_Emphasis"> Attribute</text:span>: This attribute tells the browser where to open the URL for the anchor element. There are four important possible values for this attribute: <text:span text:style-name="Source_20_Text">_self</text:span>, <text:span text:style-name="Source_20_Text">_blank</text:span>, <text:span text:style-name="Source_20_Text">_parent</text:span> and <text:span text:style-name="Source_20_Text">_top</text:span>. There is a fifth value, called <text:span text:style-name="Source_20_Text">_unfencedTop</text:span>, which is currently used for the experimental <text:span text:style-name="Source_20_Text">FencedFrame</text:span> API. You probably won't have a reason to use this one yet.</text:p>
        </text:list-item>
        <text:list-item>
          <text:p text:style-name="P43"><text:span text:style-name="Strong_20_Emphasis"><text:span text:style-name="Source_20_Text">_self</text:span></text:span><text:span text:style-name="Strong_20_Emphasis"> Value</text:span>: This is the default value for the <text:span text:style-name="Source_20_Text">target</text:span> attribute. This opens the link in the current browsing context. In most cases, this will be the current tab or window.</text:p>
        </text:list-item>
      </text:list>
      <text:p text:style-name="P1"><text:span text:style-name="Source_20_Text">&lt;a href="https://freecodecamp.org" target="_self"&gt;Visit freeCodeCamp&lt;/a&gt;</text:span></text:p>
      <text:list xml:id="list4101038840" text:style-name="L38">
        <text:list-item>
          <text:p text:style-name="P45"><text:span text:style-name="Strong_20_Emphasis"><text:span text:style-name="Source_20_Text">_blank</text:span></text:span><text:span text:style-name="Strong_20_Emphasis"> Value</text:span>: This opens the link in a new browsing context. Typically, this will open in a new tab. But some users might configure their browsers to open a new window instead.</text:p>
        </text:list-item>
      </text:list>
      <text:p text:style-name="P1"><text:span text:style-name="Source_20_Text">&lt;a href="https://freecodecamp.org" target="_blank"&gt;Visit freeCodeCamp&lt;/a&gt;</text:span></text:p>
      <text:list xml:id="list317756007" text:style-name="L39">
        <text:list-item>
          <text:p text:style-name="P46"><text:span text:style-name="Strong_20_Emphasis"><text:span text:style-name="Source_20_Text">_parent</text:span></text:span><text:span text:style-name="Strong_20_Emphasis"> Value</text:span>: This opens the link in the parent of the current context. For example, if your website has an iframe, a <text:span text:style-name="Source_20_Text">_parent</text:span> value in that iframe would open in your website's tab/window, not in the embedded frame.</text:p>
        </text:list-item>
      </text:list>
      <text:p text:style-name="P1"><text:span text:style-name="Source_20_Text">&lt;a href="https://freecodecamp.org" target="_parent"&gt;Visit freeCodeCamp&lt;/a&gt;</text:span></text:p>
      <text:list xml:id="list2664114016" text:style-name="L40">
        <text:list-item>
          <text:p text:style-name="P47"><text:span text:style-name="Strong_20_Emphasis"><text:span text:style-name="Source_20_Text">_top</text:span></text:span><text:span text:style-name="Strong_20_Emphasis"> Value</text:span>: This opens the link in the top-most browsing context - think "the parent of the parent". This is similar to <text:span text:style-name="Source_20_Text">_parent</text:span>, but the link will always open in the full browser tab/window, even for nested embedded frames.</text:p>
        </text:list-item>
      </text:list>
      <text:p text:style-name="P1"><text:soft-page-break/><text:span text:style-name="Source_20_Text">&lt;a href="https://freecodecamp.org" target="_top"&gt;Visit freeCodeCamp&lt;/a&gt;</text:span></text:p>
      <text:h text:style-name="Heading_20_2" text:outline-level="2">Absolute vs. Relative Paths</text:h>
      <text:list xml:id="list3582074601" text:style-name="L41">
        <text:list-item>
          <text:p text:style-name="P49"><text:span text:style-name="Strong_20_Emphasis">Path definition</text:span>: A path is a string that specifies the location of a file or directory in a file system. In web development, paths let developers link to resources like images, stylesheets, scripts, and other web pages.</text:p>
        </text:list-item>
        <text:list-item>
          <text:p text:style-name="P48"><text:span text:style-name="Strong_20_Emphasis">Path Syntax</text:span>: There are three key syntaxes to know. First is the slash, which can be a backslash (<text:span text:style-name="Source_20_Text">\</text:span>) or forward slash (<text:span text:style-name="Source_20_Text">/</text:span>) depending on your operating system. The second is the single dot (<text:span text:style-name="Source_20_Text">.</text:span>). And finally, we have the double dot (<text:span text:style-name="Source_20_Text">..</text:span>). The slash is known as the "path separator". It is used to indicate a break in the text between folder or file names. A single dot points to the current directory, and two dots point to the parent directory.</text:p>
        </text:list-item>
      </text:list>
      <text:p text:style-name="Preformatted_20_Text"><text:span text:style-name="Source_20_Text">public/index.html</text:span></text:p>
      <text:p text:style-name="Preformatted_20_Text"><text:span text:style-name="Source_20_Text">./favicon.ico</text:span></text:p>
      <text:p text:style-name="P1"><text:span text:style-name="Source_20_Text">../src/index.css</text:span></text:p>
      <text:list xml:id="list2408184210" text:style-name="L42">
        <text:list-item>
          <text:p text:style-name="P50"><text:span text:style-name="Strong_20_Emphasis">Absolute Path</text:span>: An absolute path is a complete link to a resource. It starts from the root directory, includes every other directory, and finally the filename and extension. The "root directory" refers to the top-level directory or folder in a hierarchy. An absolute path also includes the protocol - which could be <text:span text:style-name="Source_20_Text">http</text:span>, <text:span text:style-name="Source_20_Text">https</text:span>, and <text:span text:style-name="Source_20_Text">file</text:span> and the domain name if the resource is on the web. Here's an example of an absolute path that links to the freeCodeCamp logo:</text:p>
        </text:list-item>
      </text:list>
      <text:p text:style-name="Preformatted_20_Text"><text:span text:style-name="Source_20_Text">&lt;a href="https://design-style-guide.freecodecamp.org/img/fcc_secondary_small.svg"&gt;</text:span></text:p>
      <text:p text:style-name="Preformatted_20_Text"><text:span text:style-name="Source_20_Text"><text:s text:c="2"/>View fCC Logo</text:span></text:p>
      <text:p text:style-name="P1"><text:span text:style-name="Source_20_Text">&lt;/a&gt;</text:span></text:p>
      <text:list xml:id="list351324450" text:style-name="L43">
        <text:list-item>
          <text:p text:style-name="P51"><text:span text:style-name="Strong_20_Emphasis">Relative Path</text:span>: A relative path specifies the location of a file relative to the directory of the current file. It does not include the protocol or the domain name, making it shorter and more flexible for internal links within the same website. Here's an example of linking to the <text:span text:style-name="Source_20_Text">about.html</text:span> page from the <text:span text:style-name="Source_20_Text">contact.html</text:span> page, both of which are in the same folder:</text:p>
        </text:list-item>
      </text:list>
      <text:p text:style-name="Preformatted_20_Text"><text:span text:style-name="Source_20_Text">&lt;p&gt;</text:span></text:p>
      <text:p text:style-name="Preformatted_20_Text"><text:span text:style-name="Source_20_Text"><text:s text:c="2"/>Read more on the</text:span></text:p>
      <text:p text:style-name="Preformatted_20_Text"><text:span text:style-name="Source_20_Text"><text:s text:c="2"/>&lt;a href="about.html"&gt;About Page&lt;/a&gt;</text:span></text:p>
      <text:p text:style-name="P1"><text:span text:style-name="Source_20_Text">&lt;/p&gt;</text:span></text:p>
      <text:h text:style-name="Heading_20_2" text:outline-level="2">Link states</text:h>
      <text:list xml:id="list401228830" text:style-name="L44">
        <text:list-item>
          <text:p text:style-name="P53"><text:span text:style-name="Strong_20_Emphasis"><text:span text:style-name="Source_20_Text">:link</text:span></text:span>: This is the default state. This state represents a link which the user has not visited, clicked, or interacted with yet. You can think of this state as providing the base styles for all links on your page. The other states build on top of it.</text:p>
        </text:list-item>
        <text:list-item>
          <text:p text:style-name="P53"><text:span text:style-name="Strong_20_Emphasis"><text:span text:style-name="Source_20_Text">:visited</text:span></text:span>: This applies when a user has already visited the page being linked to. By default, this turns the link purple - but you can leverage CSS to provide a different visual indication to the user.</text:p>
        </text:list-item>
        <text:list-item>
          <text:p text:style-name="P53"><text:span text:style-name="Strong_20_Emphasis"><text:span text:style-name="Source_20_Text">:hover</text:span></text:span>: This state applies when a user is hovering their cursor over a link. This state is helpful for providing extra attention to a link, to ensure a user actually intends to click it.</text:p>
        </text:list-item>
        <text:list-item>
          <text:p text:style-name="P53"><text:soft-page-break/><text:span text:style-name="Strong_20_Emphasis"><text:span text:style-name="Source_20_Text">:focus</text:span></text:span>: This state applies when we focus on a link.</text:p>
        </text:list-item>
        <text:list-item>
          <text:p text:style-name="P52"><text:span text:style-name="Strong_20_Emphasis"><text:span text:style-name="Source_20_Text">:active</text:span></text:span>: This state applies to links that are being activated by the user. This typically means clicking on the link with the primary mouse button by left clicking, in most cases.</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7T15:18:44.059000000</meta:creation-date>
    <dc:date>2025-03-17T15:19:08.033000000</dc:date>
    <meta:editing-duration>PT24S</meta:editing-duration>
    <meta:editing-cycles>1</meta:editing-cycles>
    <meta:document-statistic meta:table-count="0" meta:image-count="0" meta:object-count="0" meta:page-count="10" meta:paragraph-count="239" meta:word-count="2794" meta:character-count="18460" meta:non-whitespace-character-count="15815"/>
    <meta:generator>LibreOffice/7.3.4.2$Windows_X86_64 LibreOffice_project/728fec16bd5f605073805c3c9e7c4212a0120dc5</meta:generator>
  </office:meta>
</office:document-meta>
</file>